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/>
    </style:style>
    <style:style style:name="P2" style:family="paragraph" style:parent-style-name="Text_20_body">
      <style:text-properties style:text-underline-style="solid" style:text-underline-width="auto" style:text-underline-color="font-color" officeooo:rsid="00090b83" officeooo:paragraph-rsid="00090b83"/>
    </style:style>
    <style:style style:name="P3" style:family="paragraph" style:parent-style-name="Text_20_body">
      <style:text-properties style:text-underline-style="solid" style:text-underline-width="auto" style:text-underline-color="font-color" officeooo:rsid="000f86a6" officeooo:paragraph-rsid="000f86a6"/>
    </style:style>
    <style:style style:name="P4" style:family="paragraph" style:parent-style-name="Text_20_body">
      <style:text-properties style:text-underline-style="solid" style:text-underline-width="auto" style:text-underline-color="font-color" officeooo:rsid="00130f10" officeooo:paragraph-rsid="00130f10"/>
    </style:style>
    <style:style style:name="P5" style:family="paragraph" style:parent-style-name="Text_20_body">
      <style:text-properties style:text-underline-style="none" officeooo:rsid="0006798f" officeooo:paragraph-rsid="0006798f"/>
    </style:style>
    <style:style style:name="P6" style:family="paragraph" style:parent-style-name="Text_20_body">
      <style:text-properties style:text-underline-style="none" officeooo:rsid="0007f2ca" officeooo:paragraph-rsid="0007f2ca"/>
    </style:style>
    <style:style style:name="P7" style:family="paragraph" style:parent-style-name="Text_20_body">
      <style:text-properties style:text-underline-style="none" officeooo:rsid="00090b83" officeooo:paragraph-rsid="00090b83"/>
    </style:style>
    <style:style style:name="P8" style:family="paragraph" style:parent-style-name="Text_20_body">
      <style:text-properties style:text-underline-style="none" officeooo:rsid="000a624f" officeooo:paragraph-rsid="000a624f"/>
    </style:style>
    <style:style style:name="P9" style:family="paragraph" style:parent-style-name="Text_20_body">
      <style:text-properties style:text-underline-style="none" officeooo:rsid="000c09ea" officeooo:paragraph-rsid="000c09ea"/>
    </style:style>
    <style:style style:name="P10" style:family="paragraph" style:parent-style-name="Text_20_body">
      <style:text-properties style:text-underline-style="none" officeooo:rsid="000db275" officeooo:paragraph-rsid="000db275"/>
    </style:style>
    <style:style style:name="P11" style:family="paragraph" style:parent-style-name="Text_20_body">
      <style:text-properties style:text-underline-style="none" officeooo:rsid="000f86a6" officeooo:paragraph-rsid="000f86a6"/>
    </style:style>
    <style:style style:name="P12" style:family="paragraph" style:parent-style-name="Text_20_body">
      <style:text-properties style:text-underline-style="none" officeooo:rsid="00100727" officeooo:paragraph-rsid="00100727"/>
    </style:style>
    <style:style style:name="P13" style:family="paragraph" style:parent-style-name="Text_20_body">
      <style:text-properties style:text-underline-style="none" officeooo:rsid="00100727" officeooo:paragraph-rsid="0011efa9"/>
    </style:style>
    <style:style style:name="P14" style:family="paragraph" style:parent-style-name="Text_20_body">
      <style:text-properties style:text-underline-style="none" officeooo:rsid="00130f10" officeooo:paragraph-rsid="00130f10"/>
    </style:style>
    <style:style style:name="P15" style:family="paragraph" style:parent-style-name="Title">
      <style:text-properties style:text-underline-style="solid" style:text-underline-width="auto" style:text-underline-color="font-color"/>
    </style:style>
    <style:style style:name="T1" style:family="text">
      <style:text-properties officeooo:rsid="00090b83"/>
    </style:style>
    <style:style style:name="T2" style:family="text">
      <style:text-properties officeooo:rsid="000a624f"/>
    </style:style>
    <style:style style:name="T3" style:family="text">
      <style:text-properties officeooo:rsid="0011efa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Aufgabe 1</text:p>
      <text:p text:style-name="P1"/>
      <text:p text:style-name="P2">1.</text:p>
      <text:p text:style-name="P5">a) double x, y;</text:p>
      <text:p text:style-name="P6">b) char b = ‘<text:span text:style-name="T1">)</text:span>‘;</text:p>
      <text:p text:style-name="P7">c) 0.345</text:p>
      <text:p text:style-name="P7">d) in<text:span text:style-name="T2">t</text:span></text:p>
      <text:p text:style-name="P8">e) funktioniert, Datentyp double</text:p>
      <text:p text:style-name="P9">f) compiler gibt fehler aus, - - bezieht sich auf keine variable da genauso gut nichts dastehen könnte</text:p>
      <text:p text:style-name="P9">g) \n ist vorgefertigte funktion für zeilenumbruch</text:p>
      <text:p text:style-name="P10">h) x = x + x;</text:p>
      <text:p text:style-name="P3">2.</text:p>
      <text:p text:style-name="P11">a) setzt eine Anzahl von Nullen vor die Zahl AnzahlNullen = Anzahl-1</text:p>
      <text:p text:style-name="P11">b) setzt eine Anzahl von Leerzeichen vor die Zahl AnzahlLeerzeichen = Anzahl-1</text:p>
      <text:p text:style-name="P12">c) <text:span text:style-name="T3">ja ist definiert</text:span></text:p>
      <text:p text:style-name="P12">d) %<text:span text:style-name="T3">h ist nicht definiert</text:span></text:p>
      <text:p text:style-name="P13">e) <text:span text:style-name="T3">00011 ABC 123.1</text:span></text:p>
      <text:p text:style-name="P13">f) <text:span text:style-name="T3">01.00</text:span></text:p>
      <text:p text:style-name="P4">3.</text:p>
      <text:p text:style-name="P14">a)</text:p>
      <text:p text:style-name="P14">b) gcc a.c -o p</text:p>
      <text:p text:style-name="P9"/>
      <text:p text:style-name="P7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9:43:38.445000000</meta:creation-date>
    <dc:date>2018-10-28T21:10:29.041000000</dc:date>
    <meta:editing-duration>PT35M55S</meta:editing-duration>
    <meta:editing-cycles>5</meta:editing-cycles>
    <meta:generator>LibreOffice/5.3.6.1$Windows_X86_64 LibreOffice_project/686f202eff87ef707079aeb7f485847613344eb7</meta:generator>
    <meta:document-statistic meta:table-count="0" meta:image-count="0" meta:object-count="0" meta:page-count="1" meta:paragraph-count="20" meta:word-count="98" meta:character-count="490" meta:non-whitespace-character-count="412"/>
  </office:meta>
</office:document-meta>
</file>